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46.94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Liberation Sans11" fo:font-weight="bold" style:font-name-asian="Liberation Sans11" style:font-weight-asian="bold" style:font-name-complex="Liberation Sans11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ummary_time_a1_n0128" table:style-name="ta1">
        <table:shapes>
          <draw:frame draw:z-index="0" draw:name="Chart 1" draw:style-name="gr1" svg:width="201.45mm" svg:height="125.78mm" svg:x="112.48mm" svg:y="152.93mm">
            <loext:p draw:notify-on-update-of-ranges="summary_time_a1_n0128.A20:summary_time_a1_n0128.A30 summary_time_a1_n0128.B19:summary_time_a1_n0128.B19 summary_time_a1_n0128.B20:summary_time_a1_n0128.B30 summary_time_a1_n0128.A20:summary_time_a1_n0128.A30 summary_time_a1_n0128.C19:summary_time_a1_n0128.C19 summary_time_a1_n0128.C20:summary_time_a1_n0128.C30 summary_time_a1_n0128.A20:summary_time_a1_n0128.A30 summary_time_a1_n0128.D19:summary_time_a1_n0128.D19 summary_time_a1_n0128.D20:summary_time_a1_n0128.D30 summary_time_a1_n0128.A20:summary_time_a1_n0128.A30 summary_time_a1_n0128.E19:summary_time_a1_n0128.E19 summary_time_a1_n0128.E20:summary_time_a1_n0128.E30 summary_time_a1_n0128.A20:summary_time_a1_n0128.A30 summary_time_a1_n0128.F19:summary_time_a1_n0128.F19 summary_time_a1_n0128.F20:summary_time_a1_n0128.F30 summary_time_a1_n0128.A20:summary_time_a1_n0128.A30 summary_time_a1_n0128.G19:summary_time_a1_n0128.G19 summary_time_a1_n0128.G20:summary_time_a1_n0128.G30 summary_time_a1_n0128.A20:summary_time_a1_n0128.A30 summary_time_a1_n0128.H19:summary_time_a1_n0128.H19 summary_time_a1_n0128.H20:summary_time_a1_n0128.H30 summary_time_a1_n0128.A20:summary_time_a1_n0128.A30 summary_time_a1_n0128.I19:summary_time_a1_n0128.I19 summary_time_a1_n0128.I20:summary_time_a1_n0128.I30 summary_time_a1_n0128.A20:summary_time_a1_n0128.A30 summary_time_a1_n0128.J19:summary_time_a1_n0128.J19 summary_time_a1_n0128.J20:summary_time_a1_n0128.J30 summary_time_a1_n0128.A20:summary_time_a1_n0128.A30 summary_time_a1_n0128.K19:summary_time_a1_n0128.K19 summary_time_a1_n0128.K20:summary_time_a1_n0128.K30 summary_time_a1_n0128.A20:summary_time_a1_n0128.A30 summary_time_a1_n0128.L19:summary_time_a1_n0128.L19 summary_time_a1_n0128.L20:summary_time_a1_n0128.L30 summary_time_a1_n0128.A20:summary_time_a1_n0128.A30 summary_time_a1_n0128.M19:summary_time_a1_n0128.M19 summary_time_a1_n0128.M20:summary_time_a1_n0128.M30 summary_time_a1_n0128.A20:summary_time_a1_n0128.A30 summary_time_a1_n0128.N19:summary_time_a1_n0128.N19 summary_time_a1_n0128.N20:summary_time_a1_n0128.N30 summary_time_a1_n0128.A20:summary_time_a1_n0128.A30 summary_time_a1_n0128.O19:summary_time_a1_n0128.O19 summary_time_a1_n0128.O20:summary_time_a1_n0128.O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1009" table:default-cell-style-name="ce1"/>
        <table:table-row table:style-name="ro1">
          <table:table-cell office:value-type="string" calcext:value-type="string">
            <text:p>#TI Threads vs. simulation time N^2=128^2, DT=50, A=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TY number of threads (compact)</text:p>
          </table:table-cell>
          <table:table-cell/>
          <table:table-cell table:style-name="ce3" office:value-type="string" calcext:value-type="string">
            <text:p>Dt=0.1, M=163</text:p>
          </table:table-cell>
          <table:table-cell table:style-name="ce3" office:value-type="string" calcext:value-type="string">
            <text:p>Dt=0.2, M=327</text:p>
          </table:table-cell>
          <table:table-cell table:style-name="ce3" office:value-type="string" calcext:value-type="string">
            <text:p>Dt=0.5, M=819</text:p>
          </table:table-cell>
          <table:table-cell table:style-name="ce3" office:value-type="string" calcext:value-type="string">
            <text:p>Dt=1, M=1638</text:p>
          </table:table-cell>
          <table:table-cell table:style-name="ce3" office:value-type="string" calcext:value-type="string">
            <text:p>Dt=2, M=3276</text:p>
          </table:table-cell>
          <table:table-cell table:style-name="ce3" office:value-type="string" calcext:value-type="string">
            <text:p>Dt=5, M=8190</text:p>
          </table:table-cell>
          <table:table-cell table:style-name="ce3" office:value-type="string" calcext:value-type="string">
            <text:p>Dt=10, M=16380</text:p>
          </table:table-cell>
          <table:table-cell table:style-name="ce3" office:value-type="string" calcext:value-type="string">
            <text:p>Dt=25, M=409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eads\SimType</text:p>
          </table:table-cell>
          <table:table-cell/>
          <table:table-cell office:value-type="string" calcext:value-type="string">
            <text:p>rexi_dt0000_1_m000163</text:p>
          </table:table-cell>
          <table:table-cell office:value-type="string" calcext:value-type="string">
            <text:p>rexi_dt0000_2_m000327</text:p>
          </table:table-cell>
          <table:table-cell office:value-type="string" calcext:value-type="string">
            <text:p>rexi_dt0000_5_m000819</text:p>
          </table:table-cell>
          <table:table-cell office:value-type="string" calcext:value-type="string">
            <text:p>rexi_dt000001_m001638</text:p>
          </table:table-cell>
          <table:table-cell office:value-type="string" calcext:value-type="string">
            <text:p>rexi_dt000002_m003276</text:p>
          </table:table-cell>
          <table:table-cell office:value-type="string" calcext:value-type="string">
            <text:p>rexi_dt000005_m008190</text:p>
          </table:table-cell>
          <table:table-cell office:value-type="string" calcext:value-type="string">
            <text:p>rexi_dt000010_m016380</text:p>
          </table:table-cell>
          <table:table-cell office:value-type="string" calcext:value-type="string">
            <text:p>rexi_dt000025_m0409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cores (1 ranks / 1 threads)</text:p>
          </table:table-cell>
          <table:table-cell office:value-type="float" office:value="1" calcext:value-type="float">
            <text:p>1</text:p>
          </table:table-cell>
          <table:table-cell office:value-type="float" office:value="119.022398" calcext:value-type="float">
            <text:p>119.022398</text:p>
          </table:table-cell>
          <table:table-cell office:value-type="float" office:value="116.901612" calcext:value-type="float">
            <text:p>116.901612</text:p>
          </table:table-cell>
          <table:table-cell office:value-type="float" office:value="115.610118" calcext:value-type="float">
            <text:p>115.610118</text:p>
          </table:table-cell>
          <table:table-cell office:value-type="float" office:value="114.298723" calcext:value-type="float">
            <text:p>114.298723</text:p>
          </table:table-cell>
          <table:table-cell office:value-type="float" office:value="111.32771" calcext:value-type="float">
            <text:p>111.32771</text:p>
          </table:table-cell>
          <table:table-cell office:value-type="float" office:value="110.942023" calcext:value-type="float">
            <text:p>110.942023</text:p>
          </table:table-cell>
          <table:table-cell office:value-type="float" office:value="110.66078" calcext:value-type="float">
            <text:p>110.66078</text:p>
          </table:table-cell>
          <table:table-cell office:value-type="float" office:value="110.78728" calcext:value-type="float">
            <text:p>110.787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 cores (14 ranks / 1 threads)</text:p>
          </table:table-cell>
          <table:table-cell office:value-type="float" office:value="14" calcext:value-type="float">
            <text:p>14</text:p>
          </table:table-cell>
          <table:table-cell office:value-type="float" office:value="12.576657" calcext:value-type="float">
            <text:p>12.576657</text:p>
          </table:table-cell>
          <table:table-cell office:value-type="float" office:value="11.652398" calcext:value-type="float">
            <text:p>11.652398</text:p>
          </table:table-cell>
          <table:table-cell office:value-type="float" office:value="10.640323" calcext:value-type="float">
            <text:p>10.640323</text:p>
          </table:table-cell>
          <table:table-cell office:value-type="float" office:value="10.48071" calcext:value-type="float">
            <text:p>10.48071</text:p>
          </table:table-cell>
          <table:table-cell office:value-type="float" office:value="10.221734" calcext:value-type="float">
            <text:p>10.221734</text:p>
          </table:table-cell>
          <table:table-cell office:value-type="float" office:value="10.144925" calcext:value-type="float">
            <text:p>10.144925</text:p>
          </table:table-cell>
          <table:table-cell office:value-type="float" office:value="10.226656" calcext:value-type="float">
            <text:p>10.226656</text:p>
          </table:table-cell>
          <table:table-cell office:value-type="float" office:value="10.151584" calcext:value-type="float">
            <text:p>10.1515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 cores (28 ranks / 1 threads)</text:p>
          </table:table-cell>
          <table:table-cell office:value-type="float" office:value="28" calcext:value-type="float">
            <text:p>28</text:p>
          </table:table-cell>
          <table:table-cell office:value-type="float" office:value="11.531854" calcext:value-type="float">
            <text:p>11.531854</text:p>
          </table:table-cell>
          <table:table-cell office:value-type="float" office:value="9.797047" calcext:value-type="float">
            <text:p>9.797047</text:p>
          </table:table-cell>
          <table:table-cell office:value-type="float" office:value="8.513305" calcext:value-type="float">
            <text:p>8.513305</text:p>
          </table:table-cell>
          <table:table-cell office:value-type="float" office:value="8.322839" calcext:value-type="float">
            <text:p>8.322839</text:p>
          </table:table-cell>
          <table:table-cell office:value-type="float" office:value="8.127318" calcext:value-type="float">
            <text:p>8.127318</text:p>
          </table:table-cell>
          <table:table-cell office:value-type="float" office:value="8.11434" calcext:value-type="float">
            <text:p>8.11434</text:p>
          </table:table-cell>
          <table:table-cell office:value-type="float" office:value="7.991097" calcext:value-type="float">
            <text:p>7.991097</text:p>
          </table:table-cell>
          <table:table-cell office:value-type="float" office:value="7.988963" calcext:value-type="float">
            <text:p>7.9889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 cores (56 ranks / 1 threads)</text:p>
          </table:table-cell>
          <table:table-cell office:value-type="float" office:value="56" calcext:value-type="float">
            <text:p>56</text:p>
          </table:table-cell>
          <table:table-cell office:value-type="float" office:value="7.785016" calcext:value-type="float">
            <text:p>7.785016</text:p>
          </table:table-cell>
          <table:table-cell office:value-type="float" office:value="5.886648" calcext:value-type="float">
            <text:p>5.886648</text:p>
          </table:table-cell>
          <table:table-cell office:value-type="float" office:value="4.57127" calcext:value-type="float">
            <text:p>4.57127</text:p>
          </table:table-cell>
          <table:table-cell office:value-type="float" office:value="4.750039" calcext:value-type="float">
            <text:p>4.750039</text:p>
          </table:table-cell>
          <table:table-cell office:value-type="float" office:value="4.203759" calcext:value-type="float">
            <text:p>4.203759</text:p>
          </table:table-cell>
          <table:table-cell office:value-type="float" office:value="4.086821" calcext:value-type="float">
            <text:p>4.086821</text:p>
          </table:table-cell>
          <table:table-cell office:value-type="float" office:value="4.070745" calcext:value-type="float">
            <text:p>4.070745</text:p>
          </table:table-cell>
          <table:table-cell office:value-type="float" office:value="4.039316" calcext:value-type="float">
            <text:p>4.0393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2 cores (112 ranks / 1 threads)</text:p>
          </table:table-cell>
          <table:table-cell office:value-type="float" office:value="112" calcext:value-type="float">
            <text:p>112</text:p>
          </table:table-cell>
          <table:table-cell office:value-type="float" office:value="5.009887" calcext:value-type="float">
            <text:p>5.009887</text:p>
          </table:table-cell>
          <table:table-cell office:value-type="float" office:value="3.949734" calcext:value-type="float">
            <text:p>3.949734</text:p>
          </table:table-cell>
          <table:table-cell office:value-type="float" office:value="2.732775" calcext:value-type="float">
            <text:p>2.732775</text:p>
          </table:table-cell>
          <table:table-cell office:value-type="float" office:value="2.397849" calcext:value-type="float">
            <text:p>2.397849</text:p>
          </table:table-cell>
          <table:table-cell office:value-type="float" office:value="2.214676" calcext:value-type="float">
            <text:p>2.214676</text:p>
          </table:table-cell>
          <table:table-cell office:value-type="float" office:value="2.151883" calcext:value-type="float">
            <text:p>2.151883</text:p>
          </table:table-cell>
          <table:table-cell office:value-type="float" office:value="2.10967" calcext:value-type="float">
            <text:p>2.10967</text:p>
          </table:table-cell>
          <table:table-cell office:value-type="float" office:value="2.049528" calcext:value-type="float">
            <text:p>2.0495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4 cores (224 ranks / 1 threads)</text:p>
          </table:table-cell>
          <table:table-cell office:value-type="float" office:value="224" calcext:value-type="float">
            <text:p>224</text:p>
          </table:table-cell>
          <table:table-cell office:value-type="float" office:value="3.792181" calcext:value-type="float">
            <text:p>3.792181</text:p>
          </table:table-cell>
          <table:table-cell office:value-type="float" office:value="2.715842" calcext:value-type="float">
            <text:p>2.715842</text:p>
          </table:table-cell>
          <table:table-cell office:value-type="float" office:value="1.654913" calcext:value-type="float">
            <text:p>1.654913</text:p>
          </table:table-cell>
          <table:table-cell office:value-type="float" office:value="1.457307" calcext:value-type="float">
            <text:p>1.457307</text:p>
          </table:table-cell>
          <table:table-cell office:value-type="float" office:value="1.207793" calcext:value-type="float">
            <text:p>1.207793</text:p>
          </table:table-cell>
          <table:table-cell office:value-type="float" office:value="1.120796" calcext:value-type="float">
            <text:p>1.120796</text:p>
          </table:table-cell>
          <table:table-cell office:value-type="float" office:value="1.18477" calcext:value-type="float">
            <text:p>1.18477</text:p>
          </table:table-cell>
          <table:table-cell office:value-type="float" office:value="1.119221" calcext:value-type="float">
            <text:p>1.1192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8 cores (448 ranks / 1 threads)</text:p>
          </table:table-cell>
          <table:table-cell office:value-type="float" office:value="448" calcext:value-type="float">
            <text:p>448</text:p>
          </table:table-cell>
          <table:table-cell office:value-type="float" office:value="4.246072" calcext:value-type="float">
            <text:p>4.246072</text:p>
          </table:table-cell>
          <table:table-cell office:value-type="float" office:value="2.159547" calcext:value-type="float">
            <text:p>2.159547</text:p>
          </table:table-cell>
          <table:table-cell office:value-type="float" office:value="1.176712" calcext:value-type="float">
            <text:p>1.176712</text:p>
          </table:table-cell>
          <table:table-cell office:value-type="float" office:value="0.93669" calcext:value-type="float">
            <text:p>0.93669</text:p>
          </table:table-cell>
          <table:table-cell office:value-type="float" office:value="0.82832" calcext:value-type="float">
            <text:p>0.82832</text:p>
          </table:table-cell>
          <table:table-cell office:value-type="float" office:value="0.697267" calcext:value-type="float">
            <text:p>0.697267</text:p>
          </table:table-cell>
          <table:table-cell office:value-type="float" office:value="0.567157" calcext:value-type="float">
            <text:p>0.567157</text:p>
          </table:table-cell>
          <table:table-cell office:value-type="float" office:value="0.594185" calcext:value-type="float">
            <text:p>0.5941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6 cores (896 ranks / 1 threads)</text:p>
          </table:table-cell>
          <table:table-cell office:value-type="float" office:value="896" calcext:value-type="float">
            <text:p>896</text:p>
          </table:table-cell>
          <table:table-cell office:value-type="float" office:value="4.600093" calcext:value-type="float">
            <text:p>4.600093</text:p>
          </table:table-cell>
          <table:table-cell office:value-type="float" office:value="2.565254" calcext:value-type="float">
            <text:p>2.565254</text:p>
          </table:table-cell>
          <table:table-cell office:value-type="float" office:value="1.128784" calcext:value-type="float">
            <text:p>1.128784</text:p>
          </table:table-cell>
          <table:table-cell office:value-type="float" office:value="0.769431" calcext:value-type="float">
            <text:p>0.769431</text:p>
          </table:table-cell>
          <table:table-cell office:value-type="float" office:value="0.492536" calcext:value-type="float">
            <text:p>0.492536</text:p>
          </table:table-cell>
          <table:table-cell office:value-type="float" office:value="0.378466" calcext:value-type="float">
            <text:p>0.378466</text:p>
          </table:table-cell>
          <table:table-cell office:value-type="float" office:value="0.409979" calcext:value-type="float">
            <text:p>0.409979</text:p>
          </table:table-cell>
          <table:table-cell office:value-type="float" office:value="0.384908" calcext:value-type="float">
            <text:p>0.3849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92 cores (1792 ranks / 1 threads)</text:p>
          </table:table-cell>
          <table:table-cell office:value-type="float" office:value="1792" calcext:value-type="float">
            <text:p>1792</text:p>
          </table:table-cell>
          <table:table-cell office:value-type="float" office:value="4.833731" calcext:value-type="float">
            <text:p>4.833731</text:p>
          </table:table-cell>
          <table:table-cell office:value-type="float" office:value="2.505247" calcext:value-type="float">
            <text:p>2.505247</text:p>
          </table:table-cell>
          <table:table-cell office:value-type="float" office:value="1.094565" calcext:value-type="float">
            <text:p>1.094565</text:p>
          </table:table-cell>
          <table:table-cell office:value-type="float" office:value="0.603474" calcext:value-type="float">
            <text:p>0.603474</text:p>
          </table:table-cell>
          <table:table-cell office:value-type="float" office:value="0.480745" calcext:value-type="float">
            <text:p>0.480745</text:p>
          </table:table-cell>
          <table:table-cell office:value-type="float" office:value="0.323026" calcext:value-type="float">
            <text:p>0.323026</text:p>
          </table:table-cell>
          <table:table-cell office:value-type="float" office:value="0.274543" calcext:value-type="float">
            <text:p>0.274543</text:p>
          </table:table-cell>
          <table:table-cell office:value-type="float" office:value="0.248631" calcext:value-type="float">
            <text:p>0.248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88 cores (2688 ranks / 1 threads)</text:p>
          </table:table-cell>
          <table:table-cell office:value-type="float" office:value="2688" calcext:value-type="float">
            <text:p>2688</text:p>
          </table:table-cell>
          <table:table-cell office:value-type="float" office:value="5.483526" calcext:value-type="float">
            <text:p>5.483526</text:p>
          </table:table-cell>
          <table:table-cell office:value-type="float" office:value="2.823466" calcext:value-type="float">
            <text:p>2.823466</text:p>
          </table:table-cell>
          <table:table-cell office:value-type="float" office:value="1.103101" calcext:value-type="float">
            <text:p>1.103101</text:p>
          </table:table-cell>
          <table:table-cell office:value-type="float" office:value="0.719309" calcext:value-type="float">
            <text:p>0.719309</text:p>
          </table:table-cell>
          <table:table-cell office:value-type="float" office:value="0.44041" calcext:value-type="float">
            <text:p>0.44041</text:p>
          </table:table-cell>
          <table:table-cell office:value-type="float" office:value="0.261867" calcext:value-type="float">
            <text:p>0.261867</text:p>
          </table:table-cell>
          <table:table-cell office:value-type="float" office:value="0.20359" calcext:value-type="float">
            <text:p>0.20359</text:p>
          </table:table-cell>
          <table:table-cell office:value-type="float" office:value="0.179448" calcext:value-type="float">
            <text:p>0.1794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84 cores (3584 ranks / 1 threads)</text:p>
          </table:table-cell>
          <table:table-cell office:value-type="float" office:value="3584" calcext:value-type="float">
            <text:p>3584</text:p>
          </table:table-cell>
          <table:table-cell office:value-type="float" office:value="12.937465" calcext:value-type="float">
            <text:p>12.937465</text:p>
          </table:table-cell>
          <table:table-cell office:value-type="float" office:value="6.517485" calcext:value-type="float">
            <text:p>6.517485</text:p>
          </table:table-cell>
          <table:table-cell office:value-type="float" office:value="2.813515" calcext:value-type="float">
            <text:p>2.813515</text:p>
          </table:table-cell>
          <table:table-cell office:value-type="float" office:value="1.397665" calcext:value-type="float">
            <text:p>1.397665</text:p>
          </table:table-cell>
          <table:table-cell office:value-type="float" office:value="0.788699" calcext:value-type="float">
            <text:p>0.788699</text:p>
          </table:table-cell>
          <table:table-cell office:value-type="float" office:value="0.487526" calcext:value-type="float">
            <text:p>0.487526</text:p>
          </table:table-cell>
          <table:table-cell office:value-type="float" office:value="0.346747" calcext:value-type="float">
            <text:p>0.346747</text:p>
          </table:table-cell>
          <table:table-cell office:value-type="float" office:value="0.254956" calcext:value-type="float">
            <text:p>0.25495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Default" office:value-type="string" calcext:value-type="string">
            <text:p>rexi_dt00_001_m000001</text:p>
          </table:table-cell>
          <table:table-cell table:style-name="Default" office:value-type="string" calcext:value-type="string">
            <text:p>rexi_dt0_0015_m000002</text:p>
          </table:table-cell>
          <table:table-cell table:style-name="Default" office:value-type="string" calcext:value-type="string">
            <text:p>rexi_dt00_005_m000008</text:p>
          </table:table-cell>
          <table:table-cell table:style-name="Default" office:value-type="string" calcext:value-type="string">
            <text:p>rexi_dt000_01_m000016</text:p>
          </table:table-cell>
          <table:table-cell table:style-name="Default" office:value-type="string" calcext:value-type="string">
            <text:p>rexi_dt000_05_m000081</text:p>
          </table:table-cell>
          <table:table-cell table:style-name="Default" office:value-type="string" calcext:value-type="string">
            <text:p>rexi_dt0000_1_m000163</text:p>
          </table:table-cell>
          <table:table-cell table:style-name="Default" office:value-type="string" calcext:value-type="string">
            <text:p>rexi_dt0000_2_m000327</text:p>
          </table:table-cell>
          <table:table-cell table:style-name="Default" office:value-type="string" calcext:value-type="string">
            <text:p>rexi_dt0000_5_m000819</text:p>
          </table:table-cell>
          <table:table-cell table:style-name="Default" office:value-type="string" calcext:value-type="string">
            <text:p>rexi_dt000001_m001638</text:p>
          </table:table-cell>
          <table:table-cell table:style-name="Default" office:value-type="string" calcext:value-type="string">
            <text:p>rexi_dt000002_m003276</text:p>
          </table:table-cell>
          <table:table-cell table:style-name="Default" office:value-type="string" calcext:value-type="string">
            <text:p>rexi_dt000005_m008190</text:p>
          </table:table-cell>
          <table:table-cell table:style-name="Default" office:value-type="string" calcext:value-type="string">
            <text:p>rexi_dt000010_m016380</text:p>
          </table:table-cell>
          <table:table-cell table:style-name="Default" office:value-type="string" calcext:value-type="string">
            <text:p>rexi_dt000025_m040950</text:p>
          </table:table-cell>
          <table:table-cell table:number-columns-repeated="1009"/>
        </table:table-row>
        <table:table-row table:style-name="ro3">
          <table:table-cell/>
          <table:table-cell table:style-name="ce2" office:value-type="string" calcext:value-type="string">
            <text:p>RK4, FD method</text:p>
          </table:table-cell>
          <table:table-cell table:style-name="Default" table:number-columns-repeated="2"/>
          <table:table-cell table:style-name="ce3"/>
          <table:table-cell table:style-name="ce3" office:value-type="string" calcext:value-type="string">
            <text:p>Dt=0.01, M=16</text:p>
          </table:table-cell>
          <table:table-cell table:style-name="ce3" office:value-type="string" calcext:value-type="string">
            <text:p>Dt=0.05, M=81</text:p>
          </table:table-cell>
          <table:table-cell table:style-name="ce3" office:value-type="string" calcext:value-type="string">
            <text:p>Dt=0.1, M=163</text:p>
          </table:table-cell>
          <table:table-cell table:style-name="ce3" office:value-type="string" calcext:value-type="string">
            <text:p>Dt=0.2, M=327</text:p>
          </table:table-cell>
          <table:table-cell table:style-name="ce3" office:value-type="string" calcext:value-type="string">
            <text:p>Dt=0.5, M=819</text:p>
          </table:table-cell>
          <table:table-cell table:style-name="ce3" office:value-type="string" calcext:value-type="string">
            <text:p>Dt=1, M=1638</text:p>
          </table:table-cell>
          <table:table-cell table:style-name="ce3" office:value-type="string" calcext:value-type="string">
            <text:p>Dt=2, M=3276</text:p>
          </table:table-cell>
          <table:table-cell table:style-name="ce3" office:value-type="string" calcext:value-type="string">
            <text:p>Dt=5, M=8190</text:p>
          </table:table-cell>
          <table:table-cell table:style-name="ce3" office:value-type="string" calcext:value-type="string">
            <text:p>Dt=10, M=16380</text:p>
          </table:table-cell>
          <table:table-cell table:style-name="ce3" office:value-type="string" calcext:value-type="string">
            <text:p>Dt=25, M=40950</text:p>
          </table:table-cell>
          <table:table-cell table:number-columns-repeated="1009"/>
        </table:table-row>
        <table:table-row table:style-name="ro3">
          <table:table-cell table:formula="of:=[.B5]" office:value-type="float" office:value="1" calcext:value-type="float">
            <text:p>1</text:p>
          </table:table-cell>
          <table:table-cell office:value-type="float" office:value="332.189804" calcext:value-type="float">
            <text:p>332.189804</text:p>
          </table:table-cell>
          <table:table-cell table:style-name="Default" office:value-type="float" office:value="911.696045" calcext:value-type="float">
            <text:p>911.696045</text:p>
          </table:table-cell>
          <table:table-cell table:style-name="Default" office:value-type="float" office:value="672.631543" calcext:value-type="float">
            <text:p>672.631543</text:p>
          </table:table-cell>
          <table:table-cell table:style-name="Default" office:value-type="float" office:value="287.333116" calcext:value-type="float">
            <text:p>287.333116</text:p>
          </table:table-cell>
          <table:table-cell table:style-name="Default" office:value-type="float" office:value="198.185836" calcext:value-type="float">
            <text:p>198.185836</text:p>
          </table:table-cell>
          <table:table-cell table:style-name="Default" office:value-type="float" office:value="130.309335" calcext:value-type="float">
            <text:p>130.309335</text:p>
          </table:table-cell>
          <table:table-cell office:value-type="float" office:value="120.96721" calcext:value-type="float">
            <text:p>120.96721</text:p>
          </table:table-cell>
          <table:table-cell office:value-type="float" office:value="114.762878" calcext:value-type="float">
            <text:p>114.762878</text:p>
          </table:table-cell>
          <table:table-cell office:value-type="float" office:value="114.054919" calcext:value-type="float">
            <text:p>114.054919</text:p>
          </table:table-cell>
          <table:table-cell office:value-type="float" office:value="113.181513" calcext:value-type="float">
            <text:p>113.181513</text:p>
          </table:table-cell>
          <table:table-cell office:value-type="float" office:value="112.723469" calcext:value-type="float">
            <text:p>112.723469</text:p>
          </table:table-cell>
          <table:table-cell office:value-type="float" office:value="112.629838" calcext:value-type="float">
            <text:p>112.629838</text:p>
          </table:table-cell>
          <table:table-cell office:value-type="float" office:value="112.02656" calcext:value-type="float">
            <text:p>112.02656</text:p>
          </table:table-cell>
          <table:table-cell office:value-type="float" office:value="112.144137" calcext:value-type="float">
            <text:p>112.144137</text:p>
          </table:table-cell>
          <table:table-cell table:number-columns-repeated="1009"/>
        </table:table-row>
        <table:table-row table:style-name="ro3">
          <table:table-cell table:formula="of:=[.B6]" office:value-type="float" office:value="14" calcext:value-type="float">
            <text:p>14</text:p>
          </table:table-cell>
          <table:table-cell office:value-type="float" office:value="47.777803" calcext:value-type="float">
            <text:p>47.777803</text:p>
          </table:table-cell>
          <table:table-cell table:style-name="Default" office:value-type="float" office:value="194.891728" calcext:value-type="float">
            <text:p>194.891728</text:p>
          </table:table-cell>
          <table:table-cell table:style-name="Default" office:value-type="float" office:value="133.141343" calcext:value-type="float">
            <text:p>133.141343</text:p>
          </table:table-cell>
          <table:table-cell table:style-name="Default" office:value-type="float" office:value="59.404301" calcext:value-type="float">
            <text:p>59.404301</text:p>
          </table:table-cell>
          <table:table-cell table:style-name="Default" office:value-type="float" office:value="29.749101" calcext:value-type="float">
            <text:p>29.749101</text:p>
          </table:table-cell>
          <table:table-cell table:style-name="Default" office:value-type="float" office:value="14.571085" calcext:value-type="float">
            <text:p>14.571085</text:p>
          </table:table-cell>
          <table:table-cell office:value-type="float" office:value="12.614843" calcext:value-type="float">
            <text:p>12.614843</text:p>
          </table:table-cell>
          <table:table-cell office:value-type="float" office:value="11.475373" calcext:value-type="float">
            <text:p>11.475373</text:p>
          </table:table-cell>
          <table:table-cell office:value-type="float" office:value="10.75606" calcext:value-type="float">
            <text:p>10.75606</text:p>
          </table:table-cell>
          <table:table-cell office:value-type="float" office:value="10.344152" calcext:value-type="float">
            <text:p>10.344152</text:p>
          </table:table-cell>
          <table:table-cell office:value-type="float" office:value="10.123731" calcext:value-type="float">
            <text:p>10.123731</text:p>
          </table:table-cell>
          <table:table-cell office:value-type="float" office:value="10.042761" calcext:value-type="float">
            <text:p>10.042761</text:p>
          </table:table-cell>
          <table:table-cell office:value-type="float" office:value="10.151973" calcext:value-type="float">
            <text:p>10.151973</text:p>
          </table:table-cell>
          <table:table-cell office:value-type="float" office:value="10.13362" calcext:value-type="float">
            <text:p>10.13362</text:p>
          </table:table-cell>
          <table:table-cell table:number-columns-repeated="1009"/>
        </table:table-row>
        <table:table-row table:style-name="ro3">
          <table:table-cell table:formula="of:=[.B7]" office:value-type="float" office:value="28" calcext:value-type="float">
            <text:p>28</text:p>
          </table:table-cell>
          <table:table-cell office:value-type="float" office:value="42.045762" calcext:value-type="float">
            <text:p>42.045762</text:p>
          </table:table-cell>
          <table:table-cell table:style-name="Default" office:value-type="float" office:value="297.793133" calcext:value-type="float">
            <text:p>297.793133</text:p>
          </table:table-cell>
          <table:table-cell table:style-name="Default" office:value-type="float" office:value="199.614573" calcext:value-type="float">
            <text:p>199.614573</text:p>
          </table:table-cell>
          <table:table-cell table:style-name="Default" office:value-type="float" office:value="60.540762" calcext:value-type="float">
            <text:p>60.540762</text:p>
          </table:table-cell>
          <table:table-cell table:style-name="Default" office:value-type="float" office:value="30.152787" calcext:value-type="float">
            <text:p>30.152787</text:p>
          </table:table-cell>
          <table:table-cell table:style-name="Default" office:value-type="float" office:value="14.565848" calcext:value-type="float">
            <text:p>14.565848</text:p>
          </table:table-cell>
          <table:table-cell office:value-type="float" office:value="11.332337" calcext:value-type="float">
            <text:p>11.332337</text:p>
          </table:table-cell>
          <table:table-cell office:value-type="float" office:value="9.757016" calcext:value-type="float">
            <text:p>9.757016</text:p>
          </table:table-cell>
          <table:table-cell office:value-type="float" office:value="8.607615" calcext:value-type="float">
            <text:p>8.607615</text:p>
          </table:table-cell>
          <table:table-cell office:value-type="float" office:value="8.31085" calcext:value-type="float">
            <text:p>8.31085</text:p>
          </table:table-cell>
          <table:table-cell office:value-type="float" office:value="8.148613" calcext:value-type="float">
            <text:p>8.148613</text:p>
          </table:table-cell>
          <table:table-cell office:value-type="float" office:value="7.99343" calcext:value-type="float">
            <text:p>7.99343</text:p>
          </table:table-cell>
          <table:table-cell office:value-type="float" office:value="7.916089" calcext:value-type="float">
            <text:p>7.916089</text:p>
          </table:table-cell>
          <table:table-cell office:value-type="float" office:value="7.937484" calcext:value-type="float">
            <text:p>7.937484</text:p>
          </table:table-cell>
          <table:table-cell table:number-columns-repeated="1009"/>
        </table:table-row>
        <table:table-row table:style-name="ro3">
          <table:table-cell table:formula="of:=[.B8]" office:value-type="float" office:value="56" calcext:value-type="float">
            <text:p>56</text:p>
          </table:table-cell>
          <table:table-cell office:value-type="float" office:value="42.045762" calcext:value-type="float">
            <text:p>42.045762</text:p>
          </table:table-cell>
          <table:table-cell table:style-name="Default" office:value-type="float" office:value="319.276777" calcext:value-type="float">
            <text:p>319.276777</text:p>
          </table:table-cell>
          <table:table-cell table:style-name="Default" office:value-type="float" office:value="216.258225" calcext:value-type="float">
            <text:p>216.258225</text:p>
          </table:table-cell>
          <table:table-cell table:style-name="Default" office:value-type="float" office:value="65.039926" calcext:value-type="float">
            <text:p>65.039926</text:p>
          </table:table-cell>
          <table:table-cell table:style-name="Default" office:value-type="float" office:value="32.565047" calcext:value-type="float">
            <text:p>32.565047</text:p>
          </table:table-cell>
          <table:table-cell table:style-name="Default" office:value-type="float" office:value="9.542829" calcext:value-type="float">
            <text:p>9.542829</text:p>
          </table:table-cell>
          <table:table-cell office:value-type="float" office:value="7.572055" calcext:value-type="float">
            <text:p>7.572055</text:p>
          </table:table-cell>
          <table:table-cell office:value-type="float" office:value="5.888363" calcext:value-type="float">
            <text:p>5.888363</text:p>
          </table:table-cell>
          <table:table-cell office:value-type="float" office:value="4.573937" calcext:value-type="float">
            <text:p>4.573937</text:p>
          </table:table-cell>
          <table:table-cell office:value-type="float" office:value="4.356483" calcext:value-type="float">
            <text:p>4.356483</text:p>
          </table:table-cell>
          <table:table-cell office:value-type="float" office:value="4.188963" calcext:value-type="float">
            <text:p>4.188963</text:p>
          </table:table-cell>
          <table:table-cell office:value-type="float" office:value="4.084433" calcext:value-type="float">
            <text:p>4.084433</text:p>
          </table:table-cell>
          <table:table-cell office:value-type="float" office:value="4.046306" calcext:value-type="float">
            <text:p>4.046306</text:p>
          </table:table-cell>
          <table:table-cell office:value-type="float" office:value="4.022917" calcext:value-type="float">
            <text:p>4.022917</text:p>
          </table:table-cell>
          <table:table-cell table:number-columns-repeated="1009"/>
        </table:table-row>
        <table:table-row table:style-name="ro3">
          <table:table-cell table:formula="of:=[.B9]" office:value-type="float" office:value="112" calcext:value-type="float">
            <text:p>112</text:p>
          </table:table-cell>
          <table:table-cell office:value-type="float" office:value="42.045762" calcext:value-type="float">
            <text:p>42.045762</text:p>
          </table:table-cell>
          <table:table-cell table:style-name="Default" office:value-type="float" office:value="341.472694" calcext:value-type="float">
            <text:p>341.472694</text:p>
          </table:table-cell>
          <table:table-cell table:style-name="Default" office:value-type="float" office:value="226.80447" calcext:value-type="float">
            <text:p>226.80447</text:p>
          </table:table-cell>
          <table:table-cell table:style-name="Default" office:value-type="float" office:value="68.311128" calcext:value-type="float">
            <text:p>68.311128</text:p>
          </table:table-cell>
          <table:table-cell table:style-name="Default" office:value-type="float" office:value="34.102667" calcext:value-type="float">
            <text:p>34.102667</text:p>
          </table:table-cell>
          <table:table-cell table:style-name="Default" office:value-type="float" office:value="7.06591" calcext:value-type="float">
            <text:p>7.06591</text:p>
          </table:table-cell>
          <table:table-cell office:value-type="float" office:value="5.045295" calcext:value-type="float">
            <text:p>5.045295</text:p>
          </table:table-cell>
          <table:table-cell office:value-type="float" office:value="3.925082" calcext:value-type="float">
            <text:p>3.925082</text:p>
          </table:table-cell>
          <table:table-cell office:value-type="float" office:value="2.684747" calcext:value-type="float">
            <text:p>2.684747</text:p>
          </table:table-cell>
          <table:table-cell office:value-type="float" office:value="2.327078" calcext:value-type="float">
            <text:p>2.327078</text:p>
          </table:table-cell>
          <table:table-cell office:value-type="float" office:value="2.256776" calcext:value-type="float">
            <text:p>2.256776</text:p>
          </table:table-cell>
          <table:table-cell office:value-type="float" office:value="2.142582" calcext:value-type="float">
            <text:p>2.142582</text:p>
          </table:table-cell>
          <table:table-cell office:value-type="float" office:value="2.090612" calcext:value-type="float">
            <text:p>2.090612</text:p>
          </table:table-cell>
          <table:table-cell office:value-type="float" office:value="2.038572" calcext:value-type="float">
            <text:p>2.038572</text:p>
          </table:table-cell>
          <table:table-cell table:number-columns-repeated="1009"/>
        </table:table-row>
        <table:table-row table:style-name="ro3">
          <table:table-cell table:formula="of:=[.B10]" office:value-type="float" office:value="224" calcext:value-type="float">
            <text:p>224</text:p>
          </table:table-cell>
          <table:table-cell office:value-type="float" office:value="42.045762" calcext:value-type="float">
            <text:p>42.045762</text:p>
          </table:table-cell>
          <table:table-cell table:style-name="Default" office:value-type="float" office:value="354.59993" calcext:value-type="float">
            <text:p>354.59993</text:p>
          </table:table-cell>
          <table:table-cell table:style-name="Default" office:value-type="float" office:value="238.829073" calcext:value-type="float">
            <text:p>238.829073</text:p>
          </table:table-cell>
          <table:table-cell table:style-name="Default" office:value-type="float" office:value="73.440207" calcext:value-type="float">
            <text:p>73.440207</text:p>
          </table:table-cell>
          <table:table-cell table:style-name="Default" office:value-type="float" office:value="37.373114" calcext:value-type="float">
            <text:p>37.373114</text:p>
          </table:table-cell>
          <table:table-cell table:style-name="Default" office:value-type="float" office:value="7.365315" calcext:value-type="float">
            <text:p>7.365315</text:p>
          </table:table-cell>
          <table:table-cell office:value-type="float" office:value="3.772808" calcext:value-type="float">
            <text:p>3.772808</text:p>
          </table:table-cell>
          <table:table-cell office:value-type="float" office:value="2.679985" calcext:value-type="float">
            <text:p>2.679985</text:p>
          </table:table-cell>
          <table:table-cell office:value-type="float" office:value="1.712502" calcext:value-type="float">
            <text:p>1.712502</text:p>
          </table:table-cell>
          <table:table-cell office:value-type="float" office:value="1.401898" calcext:value-type="float">
            <text:p>1.401898</text:p>
          </table:table-cell>
          <table:table-cell office:value-type="float" office:value="1.205689" calcext:value-type="float">
            <text:p>1.205689</text:p>
          </table:table-cell>
          <table:table-cell office:value-type="float" office:value="1.150781" calcext:value-type="float">
            <text:p>1.150781</text:p>
          </table:table-cell>
          <table:table-cell office:value-type="float" office:value="1.091626" calcext:value-type="float">
            <text:p>1.091626</text:p>
          </table:table-cell>
          <table:table-cell office:value-type="float" office:value="1.065526" calcext:value-type="float">
            <text:p>1.065526</text:p>
          </table:table-cell>
          <table:table-cell table:number-columns-repeated="1009"/>
        </table:table-row>
        <table:table-row table:style-name="ro3">
          <table:table-cell table:formula="of:=[.B11]" office:value-type="float" office:value="448" calcext:value-type="float">
            <text:p>448</text:p>
          </table:table-cell>
          <table:table-cell office:value-type="float" office:value="42.045762" calcext:value-type="float">
            <text:p>42.045762</text:p>
          </table:table-cell>
          <table:table-cell table:style-name="Default" office:value-type="float" office:value="384.950318" calcext:value-type="float">
            <text:p>384.950318</text:p>
          </table:table-cell>
          <table:table-cell table:style-name="Default" office:value-type="float" office:value="259.400326" calcext:value-type="float">
            <text:p>259.400326</text:p>
          </table:table-cell>
          <table:table-cell table:style-name="Default" office:value-type="float" office:value="76.137181" calcext:value-type="float">
            <text:p>76.137181</text:p>
          </table:table-cell>
          <table:table-cell table:style-name="Default" office:value-type="float" office:value="38.483521" calcext:value-type="float">
            <text:p>38.483521</text:p>
          </table:table-cell>
          <table:table-cell table:style-name="Default" office:value-type="float" office:value="8.108425" calcext:value-type="float">
            <text:p>8.108425</text:p>
          </table:table-cell>
          <table:table-cell office:value-type="float" office:value="4.131105" calcext:value-type="float">
            <text:p>4.131105</text:p>
          </table:table-cell>
          <table:table-cell office:value-type="float" office:value="2.075005" calcext:value-type="float">
            <text:p>2.075005</text:p>
          </table:table-cell>
          <table:table-cell office:value-type="float" office:value="1.120024" calcext:value-type="float">
            <text:p>1.120024</text:p>
          </table:table-cell>
          <table:table-cell office:value-type="float" office:value="0.863375" calcext:value-type="float">
            <text:p>0.863375</text:p>
          </table:table-cell>
          <table:table-cell office:value-type="float" office:value="0.780362" calcext:value-type="float">
            <text:p>0.780362</text:p>
          </table:table-cell>
          <table:table-cell office:value-type="float" office:value="0.676173" calcext:value-type="float">
            <text:p>0.676173</text:p>
          </table:table-cell>
          <table:table-cell office:value-type="float" office:value="0.605992" calcext:value-type="float">
            <text:p>0.605992</text:p>
          </table:table-cell>
          <table:table-cell office:value-type="float" office:value="0.582071" calcext:value-type="float">
            <text:p>0.582071</text:p>
          </table:table-cell>
          <table:table-cell table:number-columns-repeated="1009"/>
        </table:table-row>
        <table:table-row table:style-name="ro3">
          <table:table-cell table:formula="of:=[.B12]" office:value-type="float" office:value="896" calcext:value-type="float">
            <text:p>896</text:p>
          </table:table-cell>
          <table:table-cell office:value-type="float" office:value="42.045762" calcext:value-type="float">
            <text:p>42.045762</text:p>
          </table:table-cell>
          <table:table-cell table:style-name="Default" office:value-type="float" office:value="409.993161" calcext:value-type="float">
            <text:p>409.993161</text:p>
          </table:table-cell>
          <table:table-cell table:style-name="Default" office:value-type="float" office:value="273.907194" calcext:value-type="float">
            <text:p>273.907194</text:p>
          </table:table-cell>
          <table:table-cell table:style-name="Default" office:value-type="float" office:value="82.65031" calcext:value-type="float">
            <text:p>82.65031</text:p>
          </table:table-cell>
          <table:table-cell table:style-name="Default" office:value-type="float" office:value="41.611378" calcext:value-type="float">
            <text:p>41.611378</text:p>
          </table:table-cell>
          <table:table-cell table:style-name="Default" office:value-type="float" office:value="8.38854" calcext:value-type="float">
            <text:p>8.38854</text:p>
          </table:table-cell>
          <table:table-cell office:value-type="float" office:value="4.330951" calcext:value-type="float">
            <text:p>4.330951</text:p>
          </table:table-cell>
          <table:table-cell office:value-type="float" office:value="2.320349" calcext:value-type="float">
            <text:p>2.320349</text:p>
          </table:table-cell>
          <table:table-cell office:value-type="float" office:value="0.955772" calcext:value-type="float">
            <text:p>0.955772</text:p>
          </table:table-cell>
          <table:table-cell office:value-type="float" office:value="0.63029" calcext:value-type="float">
            <text:p>0.63029</text:p>
          </table:table-cell>
          <table:table-cell office:value-type="float" office:value="0.519917" calcext:value-type="float">
            <text:p>0.519917</text:p>
          </table:table-cell>
          <table:table-cell office:value-type="float" office:value="0.444085" calcext:value-type="float">
            <text:p>0.444085</text:p>
          </table:table-cell>
          <table:table-cell office:value-type="float" office:value="0.326911" calcext:value-type="float">
            <text:p>0.326911</text:p>
          </table:table-cell>
          <table:table-cell office:value-type="float" office:value="0.319692" calcext:value-type="float">
            <text:p>0.319692</text:p>
          </table:table-cell>
          <table:table-cell table:number-columns-repeated="1009"/>
        </table:table-row>
        <table:table-row table:style-name="ro3">
          <table:table-cell table:formula="of:=[.B13]" office:value-type="float" office:value="1792" calcext:value-type="float">
            <text:p>1792</text:p>
          </table:table-cell>
          <table:table-cell office:value-type="float" office:value="42.045762" calcext:value-type="float">
            <text:p>42.045762</text:p>
          </table:table-cell>
          <table:table-cell table:style-name="Default" office:value-type="float" office:value="457.045232" calcext:value-type="float">
            <text:p>457.045232</text:p>
          </table:table-cell>
          <table:table-cell table:style-name="Default" office:value-type="float" office:value="303.715329" calcext:value-type="float">
            <text:p>303.715329</text:p>
          </table:table-cell>
          <table:table-cell table:style-name="Default" office:value-type="float" office:value="91.785217" calcext:value-type="float">
            <text:p>91.785217</text:p>
          </table:table-cell>
          <table:table-cell table:style-name="Default" office:value-type="float" office:value="45.622103" calcext:value-type="float">
            <text:p>45.622103</text:p>
          </table:table-cell>
          <table:table-cell table:style-name="Default" office:value-type="float" office:value="9.462391" calcext:value-type="float">
            <text:p>9.462391</text:p>
          </table:table-cell>
          <table:table-cell office:value-type="float" office:value="4.778745" calcext:value-type="float">
            <text:p>4.778745</text:p>
          </table:table-cell>
          <table:table-cell office:value-type="float" office:value="2.400226" calcext:value-type="float">
            <text:p>2.400226</text:p>
          </table:table-cell>
          <table:table-cell office:value-type="float" office:value="1.033464" calcext:value-type="float">
            <text:p>1.033464</text:p>
          </table:table-cell>
          <table:table-cell office:value-type="float" office:value="0.599095" calcext:value-type="float">
            <text:p>0.599095</text:p>
          </table:table-cell>
          <table:table-cell office:value-type="float" office:value="0.35983" calcext:value-type="float">
            <text:p>0.35983</text:p>
          </table:table-cell>
          <table:table-cell office:value-type="float" office:value="0.26318" calcext:value-type="float">
            <text:p>0.26318</text:p>
          </table:table-cell>
          <table:table-cell office:value-type="float" office:value="0.247864" calcext:value-type="float">
            <text:p>0.247864</text:p>
          </table:table-cell>
          <table:table-cell office:value-type="float" office:value="0.201299" calcext:value-type="float">
            <text:p>0.201299</text:p>
          </table:table-cell>
          <table:table-cell table:number-columns-repeated="1009"/>
        </table:table-row>
        <table:table-row table:style-name="ro3">
          <table:table-cell table:formula="of:=[.B14]" office:value-type="float" office:value="2688" calcext:value-type="float">
            <text:p>2688</text:p>
          </table:table-cell>
          <table:table-cell office:value-type="float" office:value="42.045762" calcext:value-type="float">
            <text:p>42.045762</text:p>
          </table:table-cell>
          <table:table-cell table:style-name="Default" office:value-type="float" office:value="504.474239" calcext:value-type="float">
            <text:p>504.474239</text:p>
          </table:table-cell>
          <table:table-cell table:style-name="Default" office:value-type="float" office:value="335.246338" calcext:value-type="float">
            <text:p>335.246338</text:p>
          </table:table-cell>
          <table:table-cell table:style-name="Default" office:value-type="float" office:value="100.856781" calcext:value-type="float">
            <text:p>100.856781</text:p>
          </table:table-cell>
          <table:table-cell table:style-name="Default" office:value-type="float" office:value="51.053767" calcext:value-type="float">
            <text:p>51.053767</text:p>
          </table:table-cell>
          <table:table-cell table:style-name="Default" office:value-type="float" office:value="10.273705" calcext:value-type="float">
            <text:p>10.273705</text:p>
          </table:table-cell>
          <table:table-cell office:value-type="float" office:value="5.238133" calcext:value-type="float">
            <text:p>5.238133</text:p>
          </table:table-cell>
          <table:table-cell office:value-type="float" office:value="2.658534" calcext:value-type="float">
            <text:p>2.658534</text:p>
          </table:table-cell>
          <table:table-cell office:value-type="float" office:value="1.157186" calcext:value-type="float">
            <text:p>1.157186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438588" calcext:value-type="float">
            <text:p>0.438588</text:p>
          </table:table-cell>
          <table:table-cell office:value-type="float" office:value="0.25669" calcext:value-type="float">
            <text:p>0.25669</text:p>
          </table:table-cell>
          <table:table-cell office:value-type="float" office:value="0.188761" calcext:value-type="float">
            <text:p>0.188761</text:p>
          </table:table-cell>
          <table:table-cell office:value-type="float" office:value="0.225574" calcext:value-type="float">
            <text:p>0.225574</text:p>
          </table:table-cell>
          <table:table-cell table:number-columns-repeated="1009"/>
        </table:table-row>
        <table:table-row table:style-name="ro3">
          <table:table-cell table:formula="of:=[.B15]" office:value-type="float" office:value="3584" calcext:value-type="float">
            <text:p>3584</text:p>
          </table:table-cell>
          <table:table-cell office:value-type="float" office:value="42.045762" calcext:value-type="float">
            <text:p>42.0457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1.895833" calcext:value-type="float">
            <text:p>251.895833</text:p>
          </table:table-cell>
          <table:table-cell table:style-name="Default" office:value-type="float" office:value="125.87434" calcext:value-type="float">
            <text:p>125.87434</text:p>
          </table:table-cell>
          <table:table-cell table:style-name="Default" office:value-type="float" office:value="25.204572" calcext:value-type="float">
            <text:p>25.204572</text:p>
          </table:table-cell>
          <table:table-cell office:value-type="float" office:value="12.799545" calcext:value-type="float">
            <text:p>12.799545</text:p>
          </table:table-cell>
          <table:table-cell office:value-type="float" office:value="6.510484" calcext:value-type="float">
            <text:p>6.510484</text:p>
          </table:table-cell>
          <table:table-cell office:value-type="float" office:value="2.532145" calcext:value-type="float">
            <text:p>2.532145</text:p>
          </table:table-cell>
          <table:table-cell office:value-type="float" office:value="1.398914" calcext:value-type="float">
            <text:p>1.398914</text:p>
          </table:table-cell>
          <table:table-cell office:value-type="float" office:value="0.821142" calcext:value-type="float">
            <text:p>0.821142</text:p>
          </table:table-cell>
          <table:table-cell office:value-type="float" office:value="0.455961" calcext:value-type="float">
            <text:p>0.455961</text:p>
          </table:table-cell>
          <table:table-cell office:value-type="float" office:value="0.336437" calcext:value-type="float">
            <text:p>0.336437</text:p>
          </table:table-cell>
          <table:table-cell office:value-type="float" office:value="0.275641" calcext:value-type="float">
            <text:p>0.275641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22:20:17.348692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dc:date>2016-02-22T22:51:23.377064001</dc:date>
    <meta:editing-cycles>5</meta:editing-cycles>
    <meta:editing-duration>PT43M29S</meta:editing-duration>
    <meta:document-statistic meta:table-count="1" meta:cell-count="3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solid" draw:fill-color="#ffffff"/>
      <style:text-properties fo:color="#595959" style:text-position="0% 100%" fo:font-family="Arial" fo:font-size="9pt" style:font-size-asian="9pt" style:font-family-complex="Arial" style:font-family-generic-complex="swiss" style:font-size-complex="9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minimum="14" chart:origin="1" chart:interval-major="2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Arial" fo:font-size="9pt" style:font-size-asian="9pt" style:font-family-complex="Arial" style:font-family-generic-complex="swiss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Arial" fo:font-size="10.0000801086426pt" style:font-size-asian="10.0000801086426pt" style:font-family-complex="Arial" style:font-family-generic-complex="swiss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true" chart:minimum="0.1" chart:maximum="100" chart:origin="0" chart:gap-width="150" chart:reverse-direction="false" text:line-break="false" loext:try-staggering-first="false" chart:link-data-style-to-source="true" chart:axis-position="1" chart:axis-label-position="outside-start" chart:tick-mark-position="at-labels"/>
      <style:graphic-properties svg:stroke-width="0.026cm" svg:stroke-color="#bfbfbf"/>
      <style:text-properties fo:color="#595959" style:text-position="0% 100%" fo:font-family="Arial" fo:font-size="9pt" style:font-size-asian="9pt" style:font-family-complex="Arial" style:font-family-generic-complex="swiss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Arial" fo:font-size="10.0000801086426pt" style:font-size-asian="10.0000801086426pt" style:font-family-complex="Arial" style:font-family-generic-complex="swiss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70ad47" draw:fill="none" draw:fill-color="#70ad47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255e91" draw:fill="none" draw:fill-color="#255e9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9e480e" draw:fill="none" draw:fill-color="#9e48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636363" draw:fill="none" draw:fill-color="#636363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20.146cm" svg:height="12.579cm" xlink:href=".." xlink:type="simple" chart:class="chart:scatter" chart:style-name="ch1">
        <chart:legend chart:legend-position="end" svg:x="2.079cm" svg:y="5.755cm" style:legend-expansion="high" chart:style-name="ch2"/>
        <chart:plot-area chart:style-name="ch3" table:cell-range-address="summary_time_a1_n0128.A20:summary_time_a1_n0128.O30 summary_time_a1_n0128.B19:summary_time_a1_n0128.O19" chart:data-source-has-labels="row" svg:x="0.735cm" svg:y="0.281cm" svg:width="19.201cm" svg:height="11.324cm">
          <chartooo:coordinate-region svg:x="1.534cm" svg:y="0.456cm" svg:width="17.852cm" svg:height="10.55cm"/>
          <chart:axis chart:dimension="x" chart:name="primary-x" chart:style-name="ch4">
            <chart:title svg:x="8.951cm" svg:y="11.856cm" chart:style-name="ch5">
              <text:p>Number of cores</text:p>
            </chart:title>
            <chart:grid chart:style-name="ch6" chart:class="major"/>
          </chart:axis>
          <chart:axis chart:dimension="y" chart:name="primary-y" chart:style-name="ch7">
            <chart:title svg:x="0cm" svg:y="8.248cm" chart:style-name="ch8">
              <text:p>Computation time (seconds)</text:p>
            </chart:title>
            <chart:grid chart:style-name="ch6" chart:class="major"/>
          </chart:axis>
          <chart:series chart:style-name="ch9" chart:values-cell-range-address="summary_time_a1_n0128.B20:summary_time_a1_n0128.B30" chart:label-cell-address="summary_time_a1_n0128.B19:summary_time_a1_n0128.B19" chart:class="chart:scatter">
            <chart:domain table:cell-range-address="summary_time_a1_n0128.A20:summary_time_a1_n0128.A30"/>
            <chart:data-point chart:repeated="11"/>
          </chart:series>
          <chart:series chart:style-name="ch10" chart:values-cell-range-address="summary_time_a1_n0128.C20:summary_time_a1_n0128.C30" chart:label-cell-address="summary_time_a1_n0128.C19:summary_time_a1_n0128.C19" chart:class="chart:scatter">
            <chart:data-point chart:repeated="11"/>
          </chart:series>
          <chart:series chart:style-name="ch11" chart:values-cell-range-address="summary_time_a1_n0128.D20:summary_time_a1_n0128.D30" chart:label-cell-address="summary_time_a1_n0128.D19:summary_time_a1_n0128.D19" chart:class="chart:scatter">
            <chart:data-point chart:repeated="11"/>
          </chart:series>
          <chart:series chart:style-name="ch12" chart:values-cell-range-address="summary_time_a1_n0128.E20:summary_time_a1_n0128.E30" chart:label-cell-address="summary_time_a1_n0128.E19:summary_time_a1_n0128.E19" chart:class="chart:scatter">
            <chart:data-point chart:repeated="11"/>
          </chart:series>
          <chart:series chart:style-name="ch13" chart:values-cell-range-address="summary_time_a1_n0128.F20:summary_time_a1_n0128.F30" chart:label-cell-address="summary_time_a1_n0128.F19:summary_time_a1_n0128.F19" chart:class="chart:scatter">
            <chart:data-point chart:repeated="11"/>
          </chart:series>
          <chart:series chart:style-name="ch14" chart:values-cell-range-address="summary_time_a1_n0128.G20:summary_time_a1_n0128.G30" chart:label-cell-address="summary_time_a1_n0128.G19:summary_time_a1_n0128.G19" chart:class="chart:scatter">
            <chart:data-point chart:repeated="11"/>
          </chart:series>
          <chart:series chart:style-name="ch15" chart:values-cell-range-address="summary_time_a1_n0128.H20:summary_time_a1_n0128.H30" chart:label-cell-address="summary_time_a1_n0128.H19:summary_time_a1_n0128.H19" chart:class="chart:scatter">
            <chart:data-point chart:repeated="11"/>
          </chart:series>
          <chart:series chart:style-name="ch16" chart:values-cell-range-address="summary_time_a1_n0128.I20:summary_time_a1_n0128.I30" chart:label-cell-address="summary_time_a1_n0128.I19:summary_time_a1_n0128.I19" chart:class="chart:scatter">
            <chart:data-point chart:repeated="11"/>
          </chart:series>
          <chart:series chart:style-name="ch17" chart:values-cell-range-address="summary_time_a1_n0128.J20:summary_time_a1_n0128.J30" chart:label-cell-address="summary_time_a1_n0128.J19:summary_time_a1_n0128.J19" chart:class="chart:scatter">
            <chart:data-point chart:repeated="11"/>
          </chart:series>
          <chart:series chart:style-name="ch18" chart:values-cell-range-address="summary_time_a1_n0128.K20:summary_time_a1_n0128.K30" chart:label-cell-address="summary_time_a1_n0128.K19:summary_time_a1_n0128.K19" chart:class="chart:scatter">
            <chart:data-point chart:repeated="11"/>
          </chart:series>
          <chart:series chart:style-name="ch19" chart:values-cell-range-address="summary_time_a1_n0128.L20:summary_time_a1_n0128.L30" chart:label-cell-address="summary_time_a1_n0128.L19:summary_time_a1_n0128.L19" chart:class="chart:scatter">
            <chart:data-point chart:repeated="11"/>
          </chart:series>
          <chart:series chart:style-name="ch20" chart:values-cell-range-address="summary_time_a1_n0128.M20:summary_time_a1_n0128.M30" chart:label-cell-address="summary_time_a1_n0128.M19:summary_time_a1_n0128.M19" chart:class="chart:scatter">
            <chart:data-point chart:repeated="11"/>
          </chart:series>
          <chart:series chart:style-name="ch21" chart:values-cell-range-address="summary_time_a1_n0128.N20:summary_time_a1_n0128.N30" chart:label-cell-address="summary_time_a1_n0128.N19:summary_time_a1_n0128.N19" chart:class="chart:scatter">
            <chart:data-point chart:repeated="11"/>
          </chart:series>
          <chart:series chart:style-name="ch22" chart:values-cell-range-address="summary_time_a1_n0128.O20:summary_time_a1_n0128.O30" chart:label-cell-address="summary_time_a1_n0128.O19:summary_time_a1_n0128.O19" chart:class="chart:scatter">
            <chart:data-point chart:repeated="1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K4, FD method</text:p>
                <draw:g>
                  <svg:desc>summary_time_a1_n0128.B19:summary_time_a1_n0128.B19</svg:desc>
                </draw:g>
              </table:table-cell>
              <table:table-cell office:value-type="string">
                <text:p/>
                <draw:g>
                  <svg:desc>summary_time_a1_n0128.C19:summary_time_a1_n0128.C19</svg:desc>
                </draw:g>
              </table:table-cell>
              <table:table-cell office:value-type="string">
                <text:p/>
                <draw:g>
                  <svg:desc>summary_time_a1_n0128.D19:summary_time_a1_n0128.D19</svg:desc>
                </draw:g>
              </table:table-cell>
              <table:table-cell office:value-type="string">
                <text:p/>
                <draw:g>
                  <svg:desc>summary_time_a1_n0128.E19:summary_time_a1_n0128.E19</svg:desc>
                </draw:g>
              </table:table-cell>
              <table:table-cell office:value-type="string">
                <text:p>Dt=0.01, M=16</text:p>
                <draw:g>
                  <svg:desc>summary_time_a1_n0128.F19:summary_time_a1_n0128.F19</svg:desc>
                </draw:g>
              </table:table-cell>
              <table:table-cell office:value-type="string">
                <text:p>Dt=0.05, M=81</text:p>
                <draw:g>
                  <svg:desc>summary_time_a1_n0128.G19:summary_time_a1_n0128.G19</svg:desc>
                </draw:g>
              </table:table-cell>
              <table:table-cell office:value-type="string">
                <text:p>Dt=0.1, M=163</text:p>
                <draw:g>
                  <svg:desc>summary_time_a1_n0128.H19:summary_time_a1_n0128.H19</svg:desc>
                </draw:g>
              </table:table-cell>
              <table:table-cell office:value-type="string">
                <text:p>Dt=0.2, M=327</text:p>
                <draw:g>
                  <svg:desc>summary_time_a1_n0128.I19:summary_time_a1_n0128.I19</svg:desc>
                </draw:g>
              </table:table-cell>
              <table:table-cell office:value-type="string">
                <text:p>Dt=0.5, M=819</text:p>
                <draw:g>
                  <svg:desc>summary_time_a1_n0128.J19:summary_time_a1_n0128.J19</svg:desc>
                </draw:g>
              </table:table-cell>
              <table:table-cell office:value-type="string">
                <text:p>Dt=1, M=1638</text:p>
                <draw:g>
                  <svg:desc>summary_time_a1_n0128.K19:summary_time_a1_n0128.K19</svg:desc>
                </draw:g>
              </table:table-cell>
              <table:table-cell office:value-type="string">
                <text:p>Dt=2, M=3276</text:p>
                <draw:g>
                  <svg:desc>summary_time_a1_n0128.L19:summary_time_a1_n0128.L19</svg:desc>
                </draw:g>
              </table:table-cell>
              <table:table-cell office:value-type="string">
                <text:p>Dt=5, M=8190</text:p>
                <draw:g>
                  <svg:desc>summary_time_a1_n0128.M19:summary_time_a1_n0128.M19</svg:desc>
                </draw:g>
              </table:table-cell>
              <table:table-cell office:value-type="string">
                <text:p>Dt=10, M=16380</text:p>
                <draw:g>
                  <svg:desc>summary_time_a1_n0128.N19:summary_time_a1_n0128.N19</svg:desc>
                </draw:g>
              </table:table-cell>
              <table:table-cell office:value-type="string">
                <text:p>Dt=25, M=40950</text:p>
                <draw:g>
                  <svg:desc>summary_time_a1_n0128.O19:summary_time_a1_n0128.O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ummary_time_a1_n0128.A20:summary_time_a1_n0128.A30</svg:desc>
                </draw:g>
              </table:table-cell>
              <table:table-cell office:value-type="float" office:value="332.189804">
                <text:p>332.189804</text:p>
                <draw:g>
                  <svg:desc>summary_time_a1_n0128.B20:summary_time_a1_n0128.B30</svg:desc>
                </draw:g>
              </table:table-cell>
              <table:table-cell office:value-type="float" office:value="911.696045">
                <text:p>911.696045</text:p>
                <draw:g>
                  <svg:desc>summary_time_a1_n0128.C20:summary_time_a1_n0128.C30</svg:desc>
                </draw:g>
              </table:table-cell>
              <table:table-cell office:value-type="float" office:value="672.631543">
                <text:p>672.631543</text:p>
                <draw:g>
                  <svg:desc>summary_time_a1_n0128.D20:summary_time_a1_n0128.D30</svg:desc>
                </draw:g>
              </table:table-cell>
              <table:table-cell office:value-type="float" office:value="287.333116">
                <text:p>287.333116</text:p>
                <draw:g>
                  <svg:desc>summary_time_a1_n0128.E20:summary_time_a1_n0128.E30</svg:desc>
                </draw:g>
              </table:table-cell>
              <table:table-cell office:value-type="float" office:value="198.185836">
                <text:p>198.185836</text:p>
                <draw:g>
                  <svg:desc>summary_time_a1_n0128.F20:summary_time_a1_n0128.F30</svg:desc>
                </draw:g>
              </table:table-cell>
              <table:table-cell office:value-type="float" office:value="130.309335">
                <text:p>130.309335</text:p>
                <draw:g>
                  <svg:desc>summary_time_a1_n0128.G20:summary_time_a1_n0128.G30</svg:desc>
                </draw:g>
              </table:table-cell>
              <table:table-cell office:value-type="float" office:value="120.96721">
                <text:p>120.96721</text:p>
                <draw:g>
                  <svg:desc>summary_time_a1_n0128.H20:summary_time_a1_n0128.H30</svg:desc>
                </draw:g>
              </table:table-cell>
              <table:table-cell office:value-type="float" office:value="114.762878">
                <text:p>114.762878</text:p>
                <draw:g>
                  <svg:desc>summary_time_a1_n0128.I20:summary_time_a1_n0128.I30</svg:desc>
                </draw:g>
              </table:table-cell>
              <table:table-cell office:value-type="float" office:value="114.054919">
                <text:p>114.054919</text:p>
                <draw:g>
                  <svg:desc>summary_time_a1_n0128.J20:summary_time_a1_n0128.J30</svg:desc>
                </draw:g>
              </table:table-cell>
              <table:table-cell office:value-type="float" office:value="113.181513">
                <text:p>113.181513</text:p>
                <draw:g>
                  <svg:desc>summary_time_a1_n0128.K20:summary_time_a1_n0128.K30</svg:desc>
                </draw:g>
              </table:table-cell>
              <table:table-cell office:value-type="float" office:value="112.723469">
                <text:p>112.723469</text:p>
                <draw:g>
                  <svg:desc>summary_time_a1_n0128.L20:summary_time_a1_n0128.L30</svg:desc>
                </draw:g>
              </table:table-cell>
              <table:table-cell office:value-type="float" office:value="112.629838">
                <text:p>112.629838</text:p>
                <draw:g>
                  <svg:desc>summary_time_a1_n0128.M20:summary_time_a1_n0128.M30</svg:desc>
                </draw:g>
              </table:table-cell>
              <table:table-cell office:value-type="float" office:value="112.02656">
                <text:p>112.02656</text:p>
                <draw:g>
                  <svg:desc>summary_time_a1_n0128.N20:summary_time_a1_n0128.N30</svg:desc>
                </draw:g>
              </table:table-cell>
              <table:table-cell office:value-type="float" office:value="112.144137">
                <text:p>112.144137</text:p>
                <draw:g>
                  <svg:desc>summary_time_a1_n0128.O20:summary_time_a1_n0128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47.777803">
                <text:p>47.777803</text:p>
              </table:table-cell>
              <table:table-cell office:value-type="float" office:value="194.891728">
                <text:p>194.891728</text:p>
              </table:table-cell>
              <table:table-cell office:value-type="float" office:value="133.141343">
                <text:p>133.141343</text:p>
              </table:table-cell>
              <table:table-cell office:value-type="float" office:value="59.404301">
                <text:p>59.404301</text:p>
              </table:table-cell>
              <table:table-cell office:value-type="float" office:value="29.749101">
                <text:p>29.749101</text:p>
              </table:table-cell>
              <table:table-cell office:value-type="float" office:value="14.571085">
                <text:p>14.571085</text:p>
              </table:table-cell>
              <table:table-cell office:value-type="float" office:value="12.614843">
                <text:p>12.614843</text:p>
              </table:table-cell>
              <table:table-cell office:value-type="float" office:value="11.475373">
                <text:p>11.475373</text:p>
              </table:table-cell>
              <table:table-cell office:value-type="float" office:value="10.75606">
                <text:p>10.75606</text:p>
              </table:table-cell>
              <table:table-cell office:value-type="float" office:value="10.344152">
                <text:p>10.344152</text:p>
              </table:table-cell>
              <table:table-cell office:value-type="float" office:value="10.123731">
                <text:p>10.123731</text:p>
              </table:table-cell>
              <table:table-cell office:value-type="float" office:value="10.042761">
                <text:p>10.042761</text:p>
              </table:table-cell>
              <table:table-cell office:value-type="float" office:value="10.151973">
                <text:p>10.151973</text:p>
              </table:table-cell>
              <table:table-cell office:value-type="float" office:value="10.13362">
                <text:p>10.13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42.045762">
                <text:p>42.045762</text:p>
              </table:table-cell>
              <table:table-cell office:value-type="float" office:value="297.793133">
                <text:p>297.793133</text:p>
              </table:table-cell>
              <table:table-cell office:value-type="float" office:value="199.614573">
                <text:p>199.614573</text:p>
              </table:table-cell>
              <table:table-cell office:value-type="float" office:value="60.540762">
                <text:p>60.540762</text:p>
              </table:table-cell>
              <table:table-cell office:value-type="float" office:value="30.152787">
                <text:p>30.152787</text:p>
              </table:table-cell>
              <table:table-cell office:value-type="float" office:value="14.565848">
                <text:p>14.565848</text:p>
              </table:table-cell>
              <table:table-cell office:value-type="float" office:value="11.332337">
                <text:p>11.332337</text:p>
              </table:table-cell>
              <table:table-cell office:value-type="float" office:value="9.757016">
                <text:p>9.757016</text:p>
              </table:table-cell>
              <table:table-cell office:value-type="float" office:value="8.607615">
                <text:p>8.607615</text:p>
              </table:table-cell>
              <table:table-cell office:value-type="float" office:value="8.31085">
                <text:p>8.31085</text:p>
              </table:table-cell>
              <table:table-cell office:value-type="float" office:value="8.148613">
                <text:p>8.148613</text:p>
              </table:table-cell>
              <table:table-cell office:value-type="float" office:value="7.99343">
                <text:p>7.99343</text:p>
              </table:table-cell>
              <table:table-cell office:value-type="float" office:value="7.916089">
                <text:p>7.916089</text:p>
              </table:table-cell>
              <table:table-cell office:value-type="float" office:value="7.937484">
                <text:p>7.937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42.045762">
                <text:p>42.045762</text:p>
              </table:table-cell>
              <table:table-cell office:value-type="float" office:value="319.276777">
                <text:p>319.276777</text:p>
              </table:table-cell>
              <table:table-cell office:value-type="float" office:value="216.258225">
                <text:p>216.258225</text:p>
              </table:table-cell>
              <table:table-cell office:value-type="float" office:value="65.039926">
                <text:p>65.039926</text:p>
              </table:table-cell>
              <table:table-cell office:value-type="float" office:value="32.565047">
                <text:p>32.565047</text:p>
              </table:table-cell>
              <table:table-cell office:value-type="float" office:value="9.542829">
                <text:p>9.542829</text:p>
              </table:table-cell>
              <table:table-cell office:value-type="float" office:value="7.572055">
                <text:p>7.572055</text:p>
              </table:table-cell>
              <table:table-cell office:value-type="float" office:value="5.888363">
                <text:p>5.888363</text:p>
              </table:table-cell>
              <table:table-cell office:value-type="float" office:value="4.573937">
                <text:p>4.573937</text:p>
              </table:table-cell>
              <table:table-cell office:value-type="float" office:value="4.356483">
                <text:p>4.356483</text:p>
              </table:table-cell>
              <table:table-cell office:value-type="float" office:value="4.188963">
                <text:p>4.188963</text:p>
              </table:table-cell>
              <table:table-cell office:value-type="float" office:value="4.084433">
                <text:p>4.084433</text:p>
              </table:table-cell>
              <table:table-cell office:value-type="float" office:value="4.046306">
                <text:p>4.046306</text:p>
              </table:table-cell>
              <table:table-cell office:value-type="float" office:value="4.022917">
                <text:p>4.022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">
                <text:p>112</text:p>
              </table:table-cell>
              <table:table-cell office:value-type="float" office:value="42.045762">
                <text:p>42.045762</text:p>
              </table:table-cell>
              <table:table-cell office:value-type="float" office:value="341.472694">
                <text:p>341.472694</text:p>
              </table:table-cell>
              <table:table-cell office:value-type="float" office:value="226.80447">
                <text:p>226.80447</text:p>
              </table:table-cell>
              <table:table-cell office:value-type="float" office:value="68.311128">
                <text:p>68.311128</text:p>
              </table:table-cell>
              <table:table-cell office:value-type="float" office:value="34.102667">
                <text:p>34.102667</text:p>
              </table:table-cell>
              <table:table-cell office:value-type="float" office:value="7.06591">
                <text:p>7.06591</text:p>
              </table:table-cell>
              <table:table-cell office:value-type="float" office:value="5.045295">
                <text:p>5.045295</text:p>
              </table:table-cell>
              <table:table-cell office:value-type="float" office:value="3.925082">
                <text:p>3.925082</text:p>
              </table:table-cell>
              <table:table-cell office:value-type="float" office:value="2.684747">
                <text:p>2.684747</text:p>
              </table:table-cell>
              <table:table-cell office:value-type="float" office:value="2.327078">
                <text:p>2.327078</text:p>
              </table:table-cell>
              <table:table-cell office:value-type="float" office:value="2.256776">
                <text:p>2.256776</text:p>
              </table:table-cell>
              <table:table-cell office:value-type="float" office:value="2.142582">
                <text:p>2.142582</text:p>
              </table:table-cell>
              <table:table-cell office:value-type="float" office:value="2.090612">
                <text:p>2.090612</text:p>
              </table:table-cell>
              <table:table-cell office:value-type="float" office:value="2.038572">
                <text:p>2.038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  <table:table-cell office:value-type="float" office:value="42.045762">
                <text:p>42.045762</text:p>
              </table:table-cell>
              <table:table-cell office:value-type="float" office:value="354.59993">
                <text:p>354.59993</text:p>
              </table:table-cell>
              <table:table-cell office:value-type="float" office:value="238.829073">
                <text:p>238.829073</text:p>
              </table:table-cell>
              <table:table-cell office:value-type="float" office:value="73.440207">
                <text:p>73.440207</text:p>
              </table:table-cell>
              <table:table-cell office:value-type="float" office:value="37.373114">
                <text:p>37.373114</text:p>
              </table:table-cell>
              <table:table-cell office:value-type="float" office:value="7.365315">
                <text:p>7.365315</text:p>
              </table:table-cell>
              <table:table-cell office:value-type="float" office:value="3.772808">
                <text:p>3.772808</text:p>
              </table:table-cell>
              <table:table-cell office:value-type="float" office:value="2.679985">
                <text:p>2.679985</text:p>
              </table:table-cell>
              <table:table-cell office:value-type="float" office:value="1.712502">
                <text:p>1.712502</text:p>
              </table:table-cell>
              <table:table-cell office:value-type="float" office:value="1.401898">
                <text:p>1.401898</text:p>
              </table:table-cell>
              <table:table-cell office:value-type="float" office:value="1.205689">
                <text:p>1.205689</text:p>
              </table:table-cell>
              <table:table-cell office:value-type="float" office:value="1.150781">
                <text:p>1.150781</text:p>
              </table:table-cell>
              <table:table-cell office:value-type="float" office:value="1.091626">
                <text:p>1.091626</text:p>
              </table:table-cell>
              <table:table-cell office:value-type="float" office:value="1.065526">
                <text:p>1.065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42.045762">
                <text:p>42.045762</text:p>
              </table:table-cell>
              <table:table-cell office:value-type="float" office:value="384.950318">
                <text:p>384.950318</text:p>
              </table:table-cell>
              <table:table-cell office:value-type="float" office:value="259.400326">
                <text:p>259.400326</text:p>
              </table:table-cell>
              <table:table-cell office:value-type="float" office:value="76.137181">
                <text:p>76.137181</text:p>
              </table:table-cell>
              <table:table-cell office:value-type="float" office:value="38.483521">
                <text:p>38.483521</text:p>
              </table:table-cell>
              <table:table-cell office:value-type="float" office:value="8.108425">
                <text:p>8.108425</text:p>
              </table:table-cell>
              <table:table-cell office:value-type="float" office:value="4.131105">
                <text:p>4.131105</text:p>
              </table:table-cell>
              <table:table-cell office:value-type="float" office:value="2.075005">
                <text:p>2.075005</text:p>
              </table:table-cell>
              <table:table-cell office:value-type="float" office:value="1.120024">
                <text:p>1.120024</text:p>
              </table:table-cell>
              <table:table-cell office:value-type="float" office:value="0.863375">
                <text:p>0.863375</text:p>
              </table:table-cell>
              <table:table-cell office:value-type="float" office:value="0.780362">
                <text:p>0.780362</text:p>
              </table:table-cell>
              <table:table-cell office:value-type="float" office:value="0.676173">
                <text:p>0.676173</text:p>
              </table:table-cell>
              <table:table-cell office:value-type="float" office:value="0.605992">
                <text:p>0.605992</text:p>
              </table:table-cell>
              <table:table-cell office:value-type="float" office:value="0.582071">
                <text:p>0.582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6">
                <text:p>896</text:p>
              </table:table-cell>
              <table:table-cell office:value-type="float" office:value="42.045762">
                <text:p>42.045762</text:p>
              </table:table-cell>
              <table:table-cell office:value-type="float" office:value="409.993161">
                <text:p>409.993161</text:p>
              </table:table-cell>
              <table:table-cell office:value-type="float" office:value="273.907194">
                <text:p>273.907194</text:p>
              </table:table-cell>
              <table:table-cell office:value-type="float" office:value="82.65031">
                <text:p>82.65031</text:p>
              </table:table-cell>
              <table:table-cell office:value-type="float" office:value="41.611378">
                <text:p>41.611378</text:p>
              </table:table-cell>
              <table:table-cell office:value-type="float" office:value="8.38854">
                <text:p>8.38854</text:p>
              </table:table-cell>
              <table:table-cell office:value-type="float" office:value="4.330951">
                <text:p>4.330951</text:p>
              </table:table-cell>
              <table:table-cell office:value-type="float" office:value="2.320349">
                <text:p>2.320349</text:p>
              </table:table-cell>
              <table:table-cell office:value-type="float" office:value="0.955772">
                <text:p>0.955772</text:p>
              </table:table-cell>
              <table:table-cell office:value-type="float" office:value="0.63029">
                <text:p>0.63029</text:p>
              </table:table-cell>
              <table:table-cell office:value-type="float" office:value="0.519917">
                <text:p>0.519917</text:p>
              </table:table-cell>
              <table:table-cell office:value-type="float" office:value="0.444085">
                <text:p>0.444085</text:p>
              </table:table-cell>
              <table:table-cell office:value-type="float" office:value="0.326911">
                <text:p>0.326911</text:p>
              </table:table-cell>
              <table:table-cell office:value-type="float" office:value="0.319692">
                <text:p>0.319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2">
                <text:p>1792</text:p>
              </table:table-cell>
              <table:table-cell office:value-type="float" office:value="42.045762">
                <text:p>42.045762</text:p>
              </table:table-cell>
              <table:table-cell office:value-type="float" office:value="457.045232">
                <text:p>457.045232</text:p>
              </table:table-cell>
              <table:table-cell office:value-type="float" office:value="303.715329">
                <text:p>303.715329</text:p>
              </table:table-cell>
              <table:table-cell office:value-type="float" office:value="91.785217">
                <text:p>91.785217</text:p>
              </table:table-cell>
              <table:table-cell office:value-type="float" office:value="45.622103">
                <text:p>45.622103</text:p>
              </table:table-cell>
              <table:table-cell office:value-type="float" office:value="9.462391">
                <text:p>9.462391</text:p>
              </table:table-cell>
              <table:table-cell office:value-type="float" office:value="4.778745">
                <text:p>4.778745</text:p>
              </table:table-cell>
              <table:table-cell office:value-type="float" office:value="2.400226">
                <text:p>2.400226</text:p>
              </table:table-cell>
              <table:table-cell office:value-type="float" office:value="1.033464">
                <text:p>1.033464</text:p>
              </table:table-cell>
              <table:table-cell office:value-type="float" office:value="0.599095">
                <text:p>0.599095</text:p>
              </table:table-cell>
              <table:table-cell office:value-type="float" office:value="0.35983">
                <text:p>0.35983</text:p>
              </table:table-cell>
              <table:table-cell office:value-type="float" office:value="0.26318">
                <text:p>0.26318</text:p>
              </table:table-cell>
              <table:table-cell office:value-type="float" office:value="0.247864">
                <text:p>0.247864</text:p>
              </table:table-cell>
              <table:table-cell office:value-type="float" office:value="0.201299">
                <text:p>0.201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8">
                <text:p>2688</text:p>
              </table:table-cell>
              <table:table-cell office:value-type="float" office:value="42.045762">
                <text:p>42.045762</text:p>
              </table:table-cell>
              <table:table-cell office:value-type="float" office:value="504.474239">
                <text:p>504.474239</text:p>
              </table:table-cell>
              <table:table-cell office:value-type="float" office:value="335.246338">
                <text:p>335.246338</text:p>
              </table:table-cell>
              <table:table-cell office:value-type="float" office:value="100.856781">
                <text:p>100.856781</text:p>
              </table:table-cell>
              <table:table-cell office:value-type="float" office:value="51.053767">
                <text:p>51.053767</text:p>
              </table:table-cell>
              <table:table-cell office:value-type="float" office:value="10.273705">
                <text:p>10.273705</text:p>
              </table:table-cell>
              <table:table-cell office:value-type="float" office:value="5.238133">
                <text:p>5.238133</text:p>
              </table:table-cell>
              <table:table-cell office:value-type="float" office:value="2.658534">
                <text:p>2.658534</text:p>
              </table:table-cell>
              <table:table-cell office:value-type="float" office:value="1.157186">
                <text:p>1.157186</text:p>
              </table:table-cell>
              <table:table-cell office:value-type="float" office:value="0.6451">
                <text:p>0.6451</text:p>
              </table:table-cell>
              <table:table-cell office:value-type="float" office:value="0.438588">
                <text:p>0.438588</text:p>
              </table:table-cell>
              <table:table-cell office:value-type="float" office:value="0.25669">
                <text:p>0.25669</text:p>
              </table:table-cell>
              <table:table-cell office:value-type="float" office:value="0.188761">
                <text:p>0.188761</text:p>
              </table:table-cell>
              <table:table-cell office:value-type="float" office:value="0.225574">
                <text:p>0.225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">
                <text:p>3584</text:p>
              </table:table-cell>
              <table:table-cell office:value-type="float" office:value="42.045762">
                <text:p>42.04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.895833">
                <text:p>251.895833</text:p>
              </table:table-cell>
              <table:table-cell office:value-type="float" office:value="125.87434">
                <text:p>125.87434</text:p>
              </table:table-cell>
              <table:table-cell office:value-type="float" office:value="25.204572">
                <text:p>25.204572</text:p>
              </table:table-cell>
              <table:table-cell office:value-type="float" office:value="12.799545">
                <text:p>12.799545</text:p>
              </table:table-cell>
              <table:table-cell office:value-type="float" office:value="6.510484">
                <text:p>6.510484</text:p>
              </table:table-cell>
              <table:table-cell office:value-type="float" office:value="2.532145">
                <text:p>2.532145</text:p>
              </table:table-cell>
              <table:table-cell office:value-type="float" office:value="1.398914">
                <text:p>1.398914</text:p>
              </table:table-cell>
              <table:table-cell office:value-type="float" office:value="0.821142">
                <text:p>0.821142</text:p>
              </table:table-cell>
              <table:table-cell office:value-type="float" office:value="0.455961">
                <text:p>0.455961</text:p>
              </table:table-cell>
              <table:table-cell office:value-type="float" office:value="0.336437">
                <text:p>0.336437</text:p>
              </table:table-cell>
              <table:table-cell office:value-type="float" office:value="0.275641">
                <text:p>0.275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